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7f9a" officeooo:paragraph-rsid="00057f9a"/>
    </style:style>
    <style:style style:name="P2" style:family="paragraph" style:parent-style-name="Standard">
      <style:text-properties officeooo:rsid="00063ab0" officeooo:paragraph-rsid="00063ab0"/>
    </style:style>
    <style:style style:name="P3" style:family="paragraph" style:parent-style-name="Standard">
      <style:text-properties officeooo:rsid="0009c41a" officeooo:paragraph-rsid="0009c41a"/>
    </style:style>
    <style:style style:name="P4" style:family="paragraph" style:parent-style-name="Standard">
      <style:text-properties officeooo:rsid="000bccbd" officeooo:paragraph-rsid="000bccbd"/>
    </style:style>
    <style:style style:name="P5" style:family="paragraph" style:parent-style-name="Standard">
      <style:text-properties officeooo:rsid="000e4fdd" officeooo:paragraph-rsid="000e4fdd"/>
    </style:style>
    <style:style style:name="P6" style:family="paragraph" style:parent-style-name="Standard">
      <style:text-properties officeooo:rsid="000f0a57" officeooo:paragraph-rsid="000f0a57"/>
    </style:style>
    <style:style style:name="P7" style:family="paragraph" style:parent-style-name="Standard">
      <style:text-properties officeooo:rsid="000faf49" officeooo:paragraph-rsid="000faf49"/>
    </style:style>
    <style:style style:name="P8" style:family="paragraph" style:parent-style-name="Standard">
      <style:text-properties officeooo:rsid="0010b821" officeooo:paragraph-rsid="0010b821"/>
    </style:style>
    <style:style style:name="P9" style:family="paragraph" style:parent-style-name="Standard">
      <style:text-properties officeooo:rsid="00141e57" officeooo:paragraph-rsid="00141e57"/>
    </style:style>
    <style:style style:name="P10" style:family="paragraph" style:parent-style-name="Standard">
      <style:text-properties officeooo:rsid="0016dc76" officeooo:paragraph-rsid="0016dc76"/>
    </style:style>
    <style:style style:name="P11" style:family="paragraph" style:parent-style-name="Standard">
      <style:text-properties officeooo:paragraph-rsid="0016dc76"/>
    </style:style>
    <style:style style:name="P12" style:family="paragraph" style:parent-style-name="Standard">
      <style:text-properties officeooo:rsid="001c0bab" officeooo:paragraph-rsid="001c0bab"/>
    </style:style>
    <style:style style:name="P13" style:family="paragraph" style:parent-style-name="Standard">
      <style:text-properties officeooo:rsid="0020729c" officeooo:paragraph-rsid="0020729c"/>
    </style:style>
    <style:style style:name="P14" style:family="paragraph" style:parent-style-name="Standard">
      <style:text-properties officeooo:rsid="0021e50f" officeooo:paragraph-rsid="0021e50f"/>
    </style:style>
    <style:style style:name="P15" style:family="paragraph" style:parent-style-name="Standard">
      <style:text-properties officeooo:rsid="0022dbbe" officeooo:paragraph-rsid="0022dbbe"/>
    </style:style>
    <style:style style:name="P16" style:family="paragraph" style:parent-style-name="Standard">
      <style:text-properties officeooo:rsid="002697ee" officeooo:paragraph-rsid="002697ee"/>
    </style:style>
    <style:style style:name="P17" style:family="paragraph" style:parent-style-name="Standard">
      <style:text-properties officeooo:rsid="002809ab" officeooo:paragraph-rsid="002809ab"/>
    </style:style>
    <style:style style:name="P18" style:family="paragraph" style:parent-style-name="Standard">
      <style:text-properties officeooo:rsid="00287694" officeooo:paragraph-rsid="00287694"/>
    </style:style>
    <style:style style:name="P19" style:family="paragraph" style:parent-style-name="Standard">
      <style:text-properties officeooo:rsid="00296ffe" officeooo:paragraph-rsid="00296ffe"/>
    </style:style>
    <style:style style:name="P20" style:family="paragraph" style:parent-style-name="Standard">
      <style:text-properties officeooo:rsid="002b603e" officeooo:paragraph-rsid="002b603e"/>
    </style:style>
    <style:style style:name="P21" style:family="paragraph" style:parent-style-name="Standard">
      <style:text-properties officeooo:rsid="002b649f" officeooo:paragraph-rsid="002b649f"/>
    </style:style>
    <style:style style:name="P22" style:family="paragraph" style:parent-style-name="Heading_20_1">
      <style:text-properties officeooo:rsid="000bccbd" officeooo:paragraph-rsid="000bccbd"/>
    </style:style>
    <style:style style:name="P23" style:family="paragraph" style:parent-style-name="Heading_20_1">
      <style:text-properties officeooo:rsid="001289f8" officeooo:paragraph-rsid="001289f8"/>
    </style:style>
    <style:style style:name="P24" style:family="paragraph" style:parent-style-name="Heading_20_1">
      <style:text-properties officeooo:rsid="0016dc76" officeooo:paragraph-rsid="0016dc76"/>
    </style:style>
    <style:style style:name="P25" style:family="paragraph" style:parent-style-name="Heading_20_1">
      <style:text-properties officeooo:rsid="0024abfb" officeooo:paragraph-rsid="0024abfb"/>
    </style:style>
    <style:style style:name="P26" style:family="paragraph" style:parent-style-name="Heading_20_1">
      <style:text-properties officeooo:rsid="00296ffe" officeooo:paragraph-rsid="00296ffe"/>
    </style:style>
    <style:style style:name="T1" style:family="text">
      <style:text-properties officeooo:rsid="000766a3"/>
    </style:style>
    <style:style style:name="T2" style:family="text">
      <style:text-properties officeooo:rsid="000a39a4"/>
    </style:style>
    <style:style style:name="T3" style:family="text">
      <style:text-properties officeooo:rsid="000b6428"/>
    </style:style>
    <style:style style:name="T4" style:family="text">
      <style:text-properties officeooo:rsid="000bccbd"/>
    </style:style>
    <style:style style:name="T5" style:family="text">
      <style:text-properties officeooo:rsid="000c6306"/>
    </style:style>
    <style:style style:name="T6" style:family="text">
      <style:text-properties officeooo:rsid="000faf49"/>
    </style:style>
    <style:style style:name="T7" style:family="text">
      <style:text-properties officeooo:rsid="001289f8"/>
    </style:style>
    <style:style style:name="T8" style:family="text">
      <style:text-properties officeooo:rsid="00141e57"/>
    </style:style>
    <style:style style:name="T9" style:family="text">
      <style:text-properties officeooo:rsid="0016b3d6"/>
    </style:style>
    <style:style style:name="T10" style:family="text">
      <style:text-properties officeooo:rsid="0018b797"/>
    </style:style>
    <style:style style:name="T11" style:family="text">
      <style:text-properties officeooo:rsid="001a2f99"/>
    </style:style>
    <style:style style:name="T12" style:family="text">
      <style:text-properties officeooo:rsid="001c0bab"/>
    </style:style>
    <style:style style:name="T13" style:family="text">
      <style:text-properties officeooo:rsid="001f54fa"/>
    </style:style>
    <style:style style:name="T14" style:family="text">
      <style:text-properties officeooo:rsid="0021e50f"/>
    </style:style>
    <style:style style:name="T15" style:family="text">
      <style:text-properties officeooo:rsid="0022dbbe"/>
    </style:style>
    <style:style style:name="T16" style:family="text">
      <style:text-properties officeooo:rsid="0024abfb"/>
    </style:style>
    <style:style style:name="T17" style:family="text">
      <style:text-properties officeooo:rsid="00296f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Semaine 1</text:h>
      <text:p text:style-name="P1"/>
      <text:p text:style-name="P1">13/05/2019 (Premier Jour) :</text:p>
      <text:p text:style-name="P1"><text:tab/>Planning des tâches à faire pour débuter :</text:p>
      <text:p text:style-name="P1"><text:tab/><text:tab/>- Installer debian 16,04 sur la machine fournie</text:p>
      <text:p text:style-name="P1"><text:tab/><text:tab/>- Monter en compétences en C++</text:p>
      <text:p text:style-name="P1"><text:tab/><text:tab/>- Installer ROS Kinetic et QtCreator</text:p>
      <text:p text:style-name="P1"><text:tab/></text:p>
      <text:p text:style-name="P1"><text:tab/><text:span text:style-name="T1">Découverte de l’environnement de travail</text:span></text:p>
      <text:p text:style-name="P1"><text:tab/><text:span text:style-name="T1">Obtention du kit de survie (bloc note, stylos, crayon, ordinateur) </text:span></text:p>
      <text:p text:style-name="P1"><text:tab/><text:span text:style-name="T4">Suivi d’un « seminaire » (J’ai rien compris)</text:span></text:p>
      <text:p text:style-name="P1"><text:tab/>Problème pour installer Ubuntu Xerial : Bon fichier iso mais mauvais format de clé</text:p>
      <text:p text:style-name="P1"><text:tab/>Installation de ROS via apt et wiki,ros,org</text:p>
      <text:p text:style-name="P1"/>
      <text:p text:style-name="P1">14/05/2019 :</text:p>
      <text:p text:style-name="P1"><text:tab/>Installation de QtCreator pour ROS (Merci Daniel pour le plugin)</text:p>
      <text:p text:style-name="P1"><text:tab/>Suivi des tutoriels ROS (Système de fichiers, packages catkin, etc.)</text:p>
      <text:p text:style-name="P1"><text:tab/><text:span text:style-name="T1">Discussion avec les doctorants sur leur thèses (Julien et Franck, drone autonome, flotte)</text:span></text:p>
      <text:p text:style-name="P1"/>
      <text:p text:style-name="P1">15/05/2019 :</text:p>
      <text:p text:style-name="P1"><text:tab/>« Révision » des grands principes de ROS (Topics, Noeud, Messages, etc.)</text:p>
      <text:p text:style-name="P1"><text:tab/>Rédaction d’une marche à suivre pour créer un workspace et un package.</text:p>
      <text:p text:style-name="P1"><text:tab/>Création de mon premier nœud pour controler le nœud turtlesim via les touches « ZQSD »</text:p>
      <text:p text:style-name="P2"/>
      <text:p text:style-name="P2">16/05/2019 :</text:p>
      <text:p text:style-name="P2"><text:tab/>Création et optimisation d’un nœud qui reçois la commande envoyée par le premier_noeud.</text:p>
      <text:p text:style-name="P2"><text:tab/><text:span text:style-name="T1">Suivi du cours OpenClassrooms sur le C++ pour monter en compétences. (Achevé à 25%)</text:span></text:p>
      <text:p text:style-name="P3"/>
      <text:p text:style-name="P3">17/05/2019 :</text:p>
      <text:p text:style-name="P3"><text:tab/>Avancée sur le cours de C++ d’OpenClassrooms. </text:p>
      <text:p text:style-name="P3"><text:tab/><text:span text:style-name="T2">Révision de quelques principes de base ROS (topic, service, nœud, message)</text:span></text:p>
      <text:p text:style-name="P3"><text:tab/><text:span text:style-name="T3">Creation de deux scripts bash permettant de spawn/kill neuf tortues + création d’un nœud qui contrôle les neuf tortue de facon uniforme. </text:span></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22" text:outline-level="1">Semaine 2</text:h>
      <text:p text:style-name="Standard">20/05/2019 :</text:p>
      <text:p text:style-name="Standard"><text:tab/><text:span text:style-name="T4">Révision des pointeurs.</text:span></text:p>
      <text:p text:style-name="P4"><text:tab/>Problème du à une mauvaise manipulation, donc recherche de solutions sur la matinée.</text:p>
      <text:p text:style-name="P4"><text:tab/>Suivi d’un séminaire sur des architectures et algorithme de prise de décisions appliqué au drones <text:span text:style-name="T5">(Autonomie décisionnelle)</text:span></text:p>
      <text:p text:style-name="Standard"><text:tab/><text:span text:style-name="T4">Petit bilan d’avancée avec Mr. Marie :</text:span></text:p>
      <text:p text:style-name="Standard"><text:tab/><text:tab/><text:span text:style-name="T4">Niveau suffisant avec ROS et le C++ donc passage sur un projet concret,</text:span></text:p>
      <text:p text:style-name="Standard"><text:tab/><text:span text:style-name="T4">Présentation du sujet par Guillaume un doctorant (Double caméra pour le baxter)</text:span></text:p>
      <text:p text:style-name="Standard"><text:tab/><text:span text:style-name="T4">Lecture des manuels du baxter (user guide, programmers guide).</text:span></text:p>
      <text:p text:style-name="Standard"><text:tab/><text:span text:style-name="T4">Lecture du code déjà en place.</text:span></text:p>
      <text:p text:style-name="P1"><text:tab/></text:p>
      <text:p text:style-name="P5">21/05/2019 :</text:p>
      <text:p text:style-name="P5"><text:tab/>Lecture des manuels baxter ( user guide, programmers guide)</text:p>
      <text:p text:style-name="P5"><text:tab/>Lecture du code</text:p>
      <text:p text:style-name="P5"><text:tab/>Test et nuages de point avec camera1</text:p>
      <text:p text:style-name="P5"><text:tab/>Lecture et essaie compréhension du code déjà en place ET exemple</text:p>
      <text:p text:style-name="P5"/>
      <text:p text:style-name="P6">22/05/2019 :</text:p>
      <text:p text:style-name="P6"><text:tab/>Début du code pour la gestion des deux caméras (changement de plan : 1 nœud 2 cameras = trop chiant)</text:p>
      <text:p text:style-name="P6"><text:tab/>Choix de la stratégie : implémentation d’un boolean « WorkInPairs » dans le nœud existant pour le travail en tandem + implémentation des fonctions nécessaires.</text:p>
      <text:p text:style-name="P6"><text:tab/><text:span text:style-name="T6">Code ….. code ….. code</text:span></text:p>
      <text:p text:style-name="P6"/>
      <text:p text:style-name="P7">23/05/2019 :</text:p>
      <text:p text:style-name="P7"><text:tab/>Code ….. code ….. code</text:p>
      <text:p text:style-name="P7"><text:tab/>Daniel est parti avec une caméra =&gt; pas de test possible jeudi et vendredi</text:p>
      <text:p text:style-name="P8">24/05/2019 :</text:p>
      <text:p text:style-name="P8"><text:tab/>Aide d’un doctorant dans la réalisations de son expérience (Franck, BU)</text:p>
      <text:p text:style-name="P8"><text:tab/>Correction de toutes les erreurs dans le code qui l’empêche de compiler</text:p>
      <text:p text:style-name="P8"><text:tab/><text:tab/>Le code compile mais crash</text:p>
      <text:p text:style-name="P8"><text:tab/>Correction des erreurs qui font crasher le code</text:p>
      <text:p text:style-name="P8"><text:tab/><text:tab/>Le code compile et tourne ( youpi)</text:p>
      <text:p text:style-name="P8"><text:tab/>Mise en forme des affichage du code de la même façon que l’existant</text:p>
      <text:p text:style-name="P8"><text:tab/>Nettoyage des les fonctions déclarées non utilisé, mise en forme des nom de fonctions avec le même formalisme que l’existant</text:p>
      <text:p text:style-name="P8"><text:tab/>Optimisation du traitement de l’image =&gt; remplacement de 5 if sur un tableau par un switch dans un for.</text:p>
      <text:p text:style-name="P8"><text:tab/>Prévision des test de lundi</text:p>
      <text:p text:style-name="P8"/>
      <text:p text:style-name="P8"/>
      <text:p text:style-name="P8"/>
      <text:p text:style-name="P8"/>
      <text:p text:style-name="P8"/>
      <text:p text:style-name="P8"/>
      <text:p text:style-name="P8"/>
      <text:p text:style-name="P8"/>
      <text:p text:style-name="P8"/>
      <text:h text:style-name="P23" text:outline-level="1"><text:soft-page-break/>Semaine 3</text:h>
      <text:p text:style-name="Standard">27/05/2019 :</text:p>
      <text:p text:style-name="Standard"><text:tab/><text:span text:style-name="T11">Séminaire de Jorge sur ce qu’il a fait comme projet de master degree (drone suiveur de méchants)</text:span></text:p>
      <text:p text:style-name="Standard"><text:tab/><text:span text:style-name="T7">Vérification du bon fonctionnement du code en réel avec deux caméras</text:span></text:p>
      <text:p text:style-name="Standard"><text:tab/><text:tab/>- <text:span text:style-name="T7">Oui ça fonctionne mais fréquence trop basse</text:span></text:p>
      <text:p text:style-name="Standard"><text:tab/><text:span text:style-name="T7">Test en condition réelles pour éliminer le facteur physique → c’est le PC qui pédale pas assez</text:span></text:p>
      <text:p text:style-name="Standard"><text:tab/><text:span text:style-name="T7">Phase de recherche et d’optimisation du code </text:span></text:p>
      <text:p text:style-name="Standard"><text:tab/><text:span text:style-name="T8">Bilan sur le code → définition de ce qu’il reste à faire</text:span></text:p>
      <text:p text:style-name="Standard"/>
      <text:p text:style-name="P9">28/05/2019 :</text:p>
      <text:p text:style-name="P9"><text:tab/>Modification du code pour atteindre la fréquence de 20Hz sur les deux caméras.</text:p>
      <text:p text:style-name="P9"><text:tab/>Rédaction de la documentation concernant le code écrit.</text:p>
      <text:p text:style-name="P9"><text:tab/>Première approche très brève de MoveIt.</text:p>
      <text:p text:style-name="P9"/>
      <text:p text:style-name="P9">29/05/2019 :</text:p>
      <text:p text:style-name="Standard"><text:tab/><text:span text:style-name="T9">Découverte théorique de MoveIt ( Lecture tutoriels + vidéos Youtube )</text:span></text:p>
      <text:p text:style-name="Standard"><text:tab/><text:span text:style-name="T9">Découverte théorique du robot Baxter ( Lecture tutoriels + vidéos Youtube )</text:span></text:p>
      <text:p text:style-name="Standard"/>
      <text:p text:style-name="P10">30/05/2019 :</text:p>
      <text:p text:style-name="P10"><text:tab/>Férié</text:p>
      <text:p text:style-name="P10"/>
      <text:p text:style-name="P10">31/05/2019 :</text:p>
      <text:p text:style-name="P10"><text:tab/>Po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h text:style-name="P24" text:outline-level="1">Semaine 4</text:h>
      <text:p text:style-name="P10">03/06/2019 :</text:p>
      <text:p text:style-name="P10"><text:tab/><text:span text:style-name="T10">Prise en main du simulateur du Baxter avec MoveIt ! (cf screenshot)</text:span></text:p>
      <text:p text:style-name="P10"><text:tab/><text:span text:style-name="T11">Séminaire sur la conception d’un « train » de drone.</text:span></text:p>
      <text:p text:style-name="P11"><text:tab/><text:span text:style-name="T12">Recherche sur MoveIt ! And Path planning with point cloud</text:span></text:p>
      <text:p text:style-name="P11"/>
      <text:p text:style-name="P12">04/06/2019 :</text:p>
      <text:p text:style-name="P12"><text:tab/>Recherche sur comment faire de la perception d’environnement avec un nuage de point.</text:p>
      <text:p text:style-name="P12"><text:tab/>Lecture partielle d’un papier sur Octomap</text:p>
      <text:p text:style-name="P12"><text:tab/><text:span text:style-name="T13">Point en fin de semaine avec Mr Marie : il me propose de la création de nuages de points avec les deux caméras synchronisée. Je lui dit que j’aimerai faire plus de code. Alors il me propose de créer une interface graphique avec Qt pour contrôler la Leenby à distance.</text:span></text:p>
      <text:p text:style-name="P12"/>
      <text:p text:style-name="P13">05/06/2019 :</text:p>
      <text:p text:style-name="P13"><text:tab/>Point avec Adrien sur la Leenby (actionneurs, capteurs, etc.)</text:p>
      <text:p text:style-name="P13"><text:tab/>Suivi du tutoriels Openclassrooms sur Qt. <text:span text:style-name="T14">(Code toute la journée )</text:span></text:p>
      <text:p text:style-name="P13"/>
      <text:p text:style-name="P14">06/06/2019 :</text:p>
      <text:p text:style-name="P14"><text:tab/><text:span text:style-name="T15">Premier code d’une interface graphique pour la Leenby</text:span></text:p>
      <text:p text:style-name="P14"><text:tab/><text:span text:style-name="T15">Essai d’interfaçage ROS – QT</text:span></text:p>
      <text:p text:style-name="P14"/>
      <text:p text:style-name="P15">07/06/2019 :</text:p>
      <text:p text:style-name="P15"><text:tab/><text:span text:style-name="T16">Code de l’interface graphique uniquement sous Q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5" text:outline-level="1"><text:soft-page-break/>Semaine 5</text:h>
      <text:p text:style-name="Standard">12/06/2019 :</text:p>
      <text:p text:style-name="Standard"><text:tab/><text:span text:style-name="T16">Férié.</text:span></text:p>
      <text:p text:style-name="Standard"/>
      <text:p text:style-name="Standard">11/06/2019 :</text:p>
      <text:p text:style-name="Standard"><text:tab/><text:span text:style-name="T16">Avancée sur le joystick.</text:span></text:p>
      <text:p text:style-name="Standard"/>
      <text:p text:style-name="P16">12/06/2019 :</text:p>
      <text:p text:style-name="P16"><text:tab/>Conversion du projet Qt pour qu’il soit Ros-compatible</text:p>
      <text:p text:style-name="P16"/>
      <text:p text:style-name="P17">13/06/2019 :</text:p>
      <text:p text:style-name="P17"><text:tab/>Avancé du code ROS pour le GUI : la tortue bouge avec le joystick</text:p>
      <text:p text:style-name="P17"><text:tab/>Modification du comportement du joystick</text:p>
      <text:p text:style-name="P17"><text:tab/>Debut de création du diapo pour la présentation de lundi</text:p>
      <text:p text:style-name="P15"><text:tab/></text:p>
      <text:p text:style-name="P18">14/06/2019 :</text:p>
      <text:p text:style-name="P18"><text:tab/>Optimisation du comportement du joystick grace à Mr Marie</text:p>
      <text:p text:style-name="P18"><text:tab/>Recherche sur les caméras et le lida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6" text:outline-level="1"><text:soft-page-break/>Semaine 6</text:h>
      <text:p text:style-name="Standard">17/06/2019 :</text:p>
      <text:p text:style-name="Standard"><text:tab/><text:span text:style-name="T17">Malade</text:span></text:p>
      <text:p text:style-name="Standard"/>
      <text:p text:style-name="P19">18/06/2019 :</text:p>
      <text:p text:style-name="P19"><text:tab/>Nettoyage du code, légère modifications</text:p>
      <text:p text:style-name="P19"><text:tab/>Rédaction rapport</text:p>
      <text:p text:style-name="P19"/>
      <text:p text:style-name="P20">19/06/2019 :</text:p>
      <text:p text:style-name="P20"><text:tab/>Adaptation du joystick sur la Leenby : le robot roule !</text:p>
      <text:p text:style-name="P20"><text:tab/>Rédaction d’une grosse partie de la documentation sur ce code</text:p>
      <text:p text:style-name="P15"><text:tab/></text:p>
      <text:p text:style-name="P21">20/06/2019 :</text:p>
      <text:p text:style-name="P21"><text:tab/></text:p>
      <text:p text:style-name="P21"/>
      <text:p text:style-name="P21">21/06/2019 :</text:p>
      <text:p text:style-name="P13"/>
      <text:p text:style-name="Standard"/>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align="center" style:justify-single-word="false" fo:text-indent="0cm" style:auto-text-indent="false" style:page-number="auto"/>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09:00:37.019305099</meta:creation-date>
    <dc:date>2019-07-01T10:56:11.790882291</dc:date>
    <meta:editing-duration>PT4H12M39S</meta:editing-duration>
    <meta:editing-cycles>30</meta:editing-cycles>
    <meta:generator>LibreOffice/5.1.6.2$Linux_X86_64 LibreOffice_project/10m0$Build-2</meta:generator>
    <meta:document-statistic meta:table-count="0" meta:image-count="0" meta:object-count="0" meta:page-count="6" meta:paragraph-count="124" meta:word-count="916" meta:character-count="5533" meta:non-whitespace-character-count="4636"/>
  </office:meta>
</office:document-meta>
</file>